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number:number-style style:name="NUM1">
      <number:number number:decimal-places="0" number:min-integer-digits="1"/>
    </number:number-style>
    <number:number-style style:name="NUM2">
      <number:number number:decimal-places="2" number:min-integer-digits="1"/>
    </number:number-style>
    <number:number-style style:name="NUM3">
      <number:number number:decimal-places="0" number:min-integer-digits="1" number:grouping="true"/>
    </number:number-style>
    <number:number-style style:name="NUM4">
      <number:number number:decimal-places="2" number:min-integer-digits="1" number:grouping="true"/>
    </number:number-style>
    <number:number-style style:name="NUM11">
      <number:scientific-number number:decimal-places="2" number:min-integer-digits="1" number:min-exponent-digits="2"/>
    </number:number-style>
    <number:number-style style:name="NUM12">
      <number:fraction number:min-integer-digits="0" number:min-numerator-digits="1" number:min-denominator-digits="1"/>
    </number:number-style>
    <number:number-style style:name="NUM13">
      <number:fraction number:min-integer-digits="0" number:min-numerator-digits="2" number:min-denominator-digits="2"/>
    </number:number-style>
    <number:date-style style:name="NUM14" number:automatic-order="true">
      <number:month number:style="long"/>
      <number:text>/</number:text>
      <number:day number:style="long"/>
      <number:text>/</number:text>
      <number:year/>
    </number:date-style>
    <number:date-style style:name="NUM15">
      <number:day/>
      <number:text>.</number:text>
      <number:month number:textual="true"/>
      <number:text>.</number:text>
      <number:year number:style="long"/>
    </number:date-style>
    <number:date-style style:name="NUM16" number:automatic-order="true">
      <number:month number:textual="true"/>
      <number:text/>
      <number:day number:style="long"/>
    </number:date-style>
    <number:date-style style:name="NUM17">
      <number:month number:style="long"/>
      <number:text>-</number:text>
      <number:day number:style="long"/>
    </number:date-style>
    <number:date-style style:name="NUM22" number:automatic-order="true" number:format-source="language">
      <number:month/>
      <number:text>/</number:text>
      <number:day/>
      <number:text>/</number:text>
      <number:year/>
      <number:text/>
      <number:hours number:style="long"/>
      <number:text>:</number:text>
      <number:minutes number:style="long"/>
      <number:text/>
      <number:am-pm/>
    </number:date-style>
    <number:text-style style:name="NUM49">
      <number:text-content/>
    </number:text-style>
    <style:style style:name="ta1" style:family="table" style:master-page-name="Standard1">
      <style:table-properties table:display="true"/>
    </style:style>
    <style:style style:name="T1" style:family="text">
      <style:text-properties style:text-position="33% 58%"/>
    </style:style>
    <style:style style:name="T2" style:family="text">
      <style:text-properties style:text-position="-33% 58%"/>
    </style:style>
  </office:automatic-styles>
  <office:body>
    <office:spreadsheet>
      <table:table table:name="Calificaciones" table:style-name="ta1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Nombre</text:p>
          </table:table-cell>
          <table:table-cell office:value-type="string">
            <text:p>Apellido(s)</text:p>
          </table:table-cell>
          <table:table-cell office:value-type="string">
            <text:p>Número de ID</text:p>
          </table:table-cell>
          <table:table-cell office:value-type="string">
            <text:p>Institución</text:p>
          </table:table-cell>
          <table:table-cell office:value-type="string">
            <text:p>Departamento</text:p>
          </table:table-cell>
          <table:table-cell office:value-type="string">
            <text:p>Cuestionario:Informática Nivel II - Examen Final (Real)</text:p>
          </table:table-cell>
          <table:table-cell office:value-type="string">
            <text:p>Última descarga de este curso</text:p>
          </table:table-cell>
        </table:table-row>
        <table:table-row>
          <table:table-cell office:value-type="string">
            <text:p>PABLO DAVID</text:p>
          </table:table-cell>
          <table:table-cell office:value-type="string">
            <text:p>ACHAVAL</text:p>
          </table:table-cell>
          <table:table-cell office:value-type="string">
            <text:p>48857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FERNANDO</text:p>
          </table:table-cell>
          <table:table-cell office:value-type="string">
            <text:p>ACHIGAR</text:p>
          </table:table-cell>
          <table:table-cell office:value-type="string">
            <text:p>49371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Nahue</text:p>
          </table:table-cell>
          <table:table-cell office:value-type="string">
            <text:p>Aguero</text:p>
          </table:table-cell>
          <table:table-cell office:value-type="string">
            <text:p>49201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Javier</text:p>
          </table:table-cell>
          <table:table-cell office:value-type="string">
            <text:p>Aguilar</text:p>
          </table:table-cell>
          <table:table-cell office:value-type="string">
            <text:p>50260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Lara Marina</text:p>
          </table:table-cell>
          <table:table-cell office:value-type="string">
            <text:p>Altamirano</text:p>
          </table:table-cell>
          <table:table-cell office:value-type="string">
            <text:p>4890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8.75">
            <text:p>88.75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Alan Leonel</text:p>
          </table:table-cell>
          <table:table-cell office:value-type="string">
            <text:p>Alvarez</text:p>
          </table:table-cell>
          <table:table-cell office:value-type="string">
            <text:p>48125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8.33">
            <text:p>88.33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Maria Cecilia</text:p>
          </table:table-cell>
          <table:table-cell office:value-type="string">
            <text:p>Alvarez</text:p>
          </table:table-cell>
          <table:table-cell office:value-type="string">
            <text:p>5049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91.00">
            <text:p>91.00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Tamara Alejandra</text:p>
          </table:table-cell>
          <table:table-cell office:value-type="string">
            <text:p>Alvarez</text:p>
          </table:table-cell>
          <table:table-cell office:value-type="string">
            <text:p>50939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Cecilia Paola</text:p>
          </table:table-cell>
          <table:table-cell office:value-type="string">
            <text:p>Andia</text:p>
          </table:table-cell>
          <table:table-cell office:value-type="string">
            <text:p>48981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1.67">
            <text:p>81.67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Jorge Hernan</text:p>
          </table:table-cell>
          <table:table-cell office:value-type="string">
            <text:p>Aramayo</text:p>
          </table:table-cell>
          <table:table-cell office:value-type="string">
            <text:p>4964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Hernan</text:p>
          </table:table-cell>
          <table:table-cell office:value-type="string">
            <text:p>Arce</text:p>
          </table:table-cell>
          <table:table-cell office:value-type="string">
            <text:p>49674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Bain</text:p>
          </table:table-cell>
          <table:table-cell office:value-type="string">
            <text:p>Ariel</text:p>
          </table:table-cell>
          <table:table-cell office:value-type="string">
            <text:p>45831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92.50">
            <text:p>92.50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Rafael</text:p>
          </table:table-cell>
          <table:table-cell office:value-type="string">
            <text:p>Astorga</text:p>
          </table:table-cell>
          <table:table-cell office:value-type="string">
            <text:p>48766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azul alexa giuliana</text:p>
          </table:table-cell>
          <table:table-cell office:value-type="string">
            <text:p>ayala orahulio</text:p>
          </table:table-cell>
          <table:table-cell office:value-type="string">
            <text:p>5068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78.00">
            <text:p>78.00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Karen</text:p>
          </table:table-cell>
          <table:table-cell office:value-type="string">
            <text:p>Balmaceda</text:p>
          </table:table-cell>
          <table:table-cell office:value-type="string">
            <text:p>50605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94.50">
            <text:p>94.50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Astrid Eva Margarita</text:p>
          </table:table-cell>
          <table:table-cell office:value-type="string">
            <text:p>Barrionuevo da Fonseca Figueira</text:p>
          </table:table-cell>
          <table:table-cell office:value-type="string">
            <text:p>50962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5.50">
            <text:p>85.50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Ivan</text:p>
          </table:table-cell>
          <table:table-cell office:value-type="string">
            <text:p>Becerra</text:p>
          </table:table-cell>
          <table:table-cell office:value-type="string">
            <text:p>50489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4.50">
            <text:p>84.50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Elizabeth</text:p>
          </table:table-cell>
          <table:table-cell office:value-type="string">
            <text:p>Benitez</text:p>
          </table:table-cell>
          <table:table-cell office:value-type="string">
            <text:p>48894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Matias</text:p>
          </table:table-cell>
          <table:table-cell office:value-type="string">
            <text:p>Bernachea</text:p>
          </table:table-cell>
          <table:table-cell office:value-type="string">
            <text:p>49087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Cristian</text:p>
          </table:table-cell>
          <table:table-cell office:value-type="string">
            <text:p>Bertin</text:p>
          </table:table-cell>
          <table:table-cell office:value-type="string">
            <text:p>4948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Luis María</text:p>
          </table:table-cell>
          <table:table-cell office:value-type="string">
            <text:p>Bongianino</text:p>
          </table:table-cell>
          <table:table-cell office:value-type="string">
            <text:p>3835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5.50">
            <text:p>85.50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Martin</text:p>
          </table:table-cell>
          <table:table-cell office:value-type="string">
            <text:p>Brizuela</text:p>
          </table:table-cell>
          <table:table-cell office:value-type="string">
            <text:p>4956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Lucia</text:p>
          </table:table-cell>
          <table:table-cell office:value-type="string">
            <text:p>Bulacio</text:p>
          </table:table-cell>
          <table:table-cell office:value-type="string">
            <text:p>48832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Carla</text:p>
          </table:table-cell>
          <table:table-cell office:value-type="string">
            <text:p>Calefato</text:p>
          </table:table-cell>
          <table:table-cell office:value-type="string">
            <text:p>44272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93.33">
            <text:p>93.33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Marcos David</text:p>
          </table:table-cell>
          <table:table-cell office:value-type="string">
            <text:p>Campana</text:p>
          </table:table-cell>
          <table:table-cell office:value-type="string">
            <text:p>4892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maite</text:p>
          </table:table-cell>
          <table:table-cell office:value-type="string">
            <text:p>candia cotillo</text:p>
          </table:table-cell>
          <table:table-cell office:value-type="string">
            <text:p>4573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Daiana</text:p>
          </table:table-cell>
          <table:table-cell office:value-type="string">
            <text:p>Cano</text:p>
          </table:table-cell>
          <table:table-cell office:value-type="string">
            <text:p>5078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María Sol</text:p>
          </table:table-cell>
          <table:table-cell office:value-type="string">
            <text:p>Carabajal</text:p>
          </table:table-cell>
          <table:table-cell office:value-type="string">
            <text:p>45825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Romina Soledad</text:p>
          </table:table-cell>
          <table:table-cell office:value-type="string">
            <text:p>Carrazan</text:p>
          </table:table-cell>
          <table:table-cell office:value-type="string">
            <text:p>39612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6.50">
            <text:p>86.50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Max Lihuel</text:p>
          </table:table-cell>
          <table:table-cell office:value-type="string">
            <text:p>Celiz Perez</text:p>
          </table:table-cell>
          <table:table-cell office:value-type="string">
            <text:p>4975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96.25">
            <text:p>96.25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Yamina Luciana</text:p>
          </table:table-cell>
          <table:table-cell office:value-type="string">
            <text:p>Chapedi</text:p>
          </table:table-cell>
          <table:table-cell office:value-type="string">
            <text:p>48607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2.17">
            <text:p>82.17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Melina</text:p>
          </table:table-cell>
          <table:table-cell office:value-type="string">
            <text:p>Chavarri</text:p>
          </table:table-cell>
          <table:table-cell office:value-type="string">
            <text:p>50260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5.92">
            <text:p>55.92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Carolina</text:p>
          </table:table-cell>
          <table:table-cell office:value-type="string">
            <text:p>Chelme</text:p>
          </table:table-cell>
          <table:table-cell office:value-type="string">
            <text:p>50504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Martha Betiana</text:p>
          </table:table-cell>
          <table:table-cell office:value-type="string">
            <text:p>Choque</text:p>
          </table:table-cell>
          <table:table-cell office:value-type="string">
            <text:p>50489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91.25">
            <text:p>91.25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Lourdes</text:p>
          </table:table-cell>
          <table:table-cell office:value-type="string">
            <text:p>Colman</text:p>
          </table:table-cell>
          <table:table-cell office:value-type="string">
            <text:p>5089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Vivian</text:p>
          </table:table-cell>
          <table:table-cell office:value-type="string">
            <text:p>Colucci</text:p>
          </table:table-cell>
          <table:table-cell office:value-type="string">
            <text:p>44961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ELIO</text:p>
          </table:table-cell>
          <table:table-cell office:value-type="string">
            <text:p>COPPARO</text:p>
          </table:table-cell>
          <table:table-cell office:value-type="string">
            <text:p>49983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Eduardo Matias</text:p>
          </table:table-cell>
          <table:table-cell office:value-type="string">
            <text:p>Correa</text:p>
          </table:table-cell>
          <table:table-cell office:value-type="string">
            <text:p>49023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maria</text:p>
          </table:table-cell>
          <table:table-cell office:value-type="string">
            <text:p>correa</text:p>
          </table:table-cell>
          <table:table-cell office:value-type="string">
            <text:p>50879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Vanesa</text:p>
          </table:table-cell>
          <table:table-cell office:value-type="string">
            <text:p>Cortalezzi</text:p>
          </table:table-cell>
          <table:table-cell office:value-type="string">
            <text:p>50776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92.50">
            <text:p>92.50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JESICA MARIEL</text:p>
          </table:table-cell>
          <table:table-cell office:value-type="string">
            <text:p>CUELLO</text:p>
          </table:table-cell>
          <table:table-cell office:value-type="string">
            <text:p>49513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Roxana Victoria</text:p>
          </table:table-cell>
          <table:table-cell office:value-type="string">
            <text:p>De los santos</text:p>
          </table:table-cell>
          <table:table-cell office:value-type="string">
            <text:p>48429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78.75">
            <text:p>78.75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fernando david</text:p>
          </table:table-cell>
          <table:table-cell office:value-type="string">
            <text:p>De maggio</text:p>
          </table:table-cell>
          <table:table-cell office:value-type="string">
            <text:p>5095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Gonzalo</text:p>
          </table:table-cell>
          <table:table-cell office:value-type="string">
            <text:p>Debona</text:p>
          </table:table-cell>
          <table:table-cell office:value-type="string">
            <text:p>56836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78.00">
            <text:p>78.00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Daniela Victoria</text:p>
          </table:table-cell>
          <table:table-cell office:value-type="string">
            <text:p>del Dago Ortuño</text:p>
          </table:table-cell>
          <table:table-cell office:value-type="string">
            <text:p>49075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Nicolás</text:p>
          </table:table-cell>
          <table:table-cell office:value-type="string">
            <text:p>Del Giudice</text:p>
          </table:table-cell>
          <table:table-cell office:value-type="string">
            <text:p>48762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Rosalia</text:p>
          </table:table-cell>
          <table:table-cell office:value-type="string">
            <text:p>Do Prado</text:p>
          </table:table-cell>
          <table:table-cell office:value-type="string">
            <text:p>49660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Matias</text:p>
          </table:table-cell>
          <table:table-cell office:value-type="string">
            <text:p>Doorn</text:p>
          </table:table-cell>
          <table:table-cell office:value-type="string">
            <text:p>49968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94.00">
            <text:p>94.00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juan ariel</text:p>
          </table:table-cell>
          <table:table-cell office:value-type="string">
            <text:p>elero</text:p>
          </table:table-cell>
          <table:table-cell office:value-type="string">
            <text:p>4742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Ana Angelica</text:p>
          </table:table-cell>
          <table:table-cell office:value-type="string">
            <text:p>Esquivel Arevalo</text:p>
          </table:table-cell>
          <table:table-cell office:value-type="string">
            <text:p>47294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Julian</text:p>
          </table:table-cell>
          <table:table-cell office:value-type="string">
            <text:p>Fernandez</text:p>
          </table:table-cell>
          <table:table-cell office:value-type="string">
            <text:p>47816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6.83">
            <text:p>86.83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Lautaro</text:p>
          </table:table-cell>
          <table:table-cell office:value-type="string">
            <text:p>Fernandez</text:p>
          </table:table-cell>
          <table:table-cell office:value-type="string">
            <text:p>50204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70.17">
            <text:p>70.17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Luciano Exequiel</text:p>
          </table:table-cell>
          <table:table-cell office:value-type="string">
            <text:p>Fernandez</text:p>
          </table:table-cell>
          <table:table-cell office:value-type="string">
            <text:p>47427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Tamara</text:p>
          </table:table-cell>
          <table:table-cell office:value-type="string">
            <text:p>Fernandez</text:p>
          </table:table-cell>
          <table:table-cell office:value-type="string">
            <text:p>49548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70.50">
            <text:p>70.50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axel tomas</text:p>
          </table:table-cell>
          <table:table-cell office:value-type="string">
            <text:p>ferreyra</text:p>
          </table:table-cell>
          <table:table-cell office:value-type="string">
            <text:p>50370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Antonella Jennifer</text:p>
          </table:table-cell>
          <table:table-cell office:value-type="string">
            <text:p>Figueroa</text:p>
          </table:table-cell>
          <table:table-cell office:value-type="string">
            <text:p>46682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Solange</text:p>
          </table:table-cell>
          <table:table-cell office:value-type="string">
            <text:p>Figueroa</text:p>
          </table:table-cell>
          <table:table-cell office:value-type="string">
            <text:p>49637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Graciela</text:p>
          </table:table-cell>
          <table:table-cell office:value-type="string">
            <text:p>Flecha</text:p>
          </table:table-cell>
          <table:table-cell office:value-type="string">
            <text:p>46209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Jimena Ayelén</text:p>
          </table:table-cell>
          <table:table-cell office:value-type="string">
            <text:p>Flores</text:p>
          </table:table-cell>
          <table:table-cell office:value-type="string">
            <text:p>47815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Mariana</text:p>
          </table:table-cell>
          <table:table-cell office:value-type="string">
            <text:p>Fratini</text:p>
          </table:table-cell>
          <table:table-cell office:value-type="string">
            <text:p>49674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1.25">
            <text:p>81.25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Ailen Sofia</text:p>
          </table:table-cell>
          <table:table-cell office:value-type="string">
            <text:p>Galindez</text:p>
          </table:table-cell>
          <table:table-cell office:value-type="string">
            <text:p>46911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Marcos Adolfo</text:p>
          </table:table-cell>
          <table:table-cell office:value-type="string">
            <text:p>GAONA</text:p>
          </table:table-cell>
          <table:table-cell office:value-type="string">
            <text:p>4736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Fernanda</text:p>
          </table:table-cell>
          <table:table-cell office:value-type="string">
            <text:p>Garces</text:p>
          </table:table-cell>
          <table:table-cell office:value-type="string">
            <text:p>49526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73.17">
            <text:p>73.17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Federico</text:p>
          </table:table-cell>
          <table:table-cell office:value-type="string">
            <text:p>Garcia</text:p>
          </table:table-cell>
          <table:table-cell office:value-type="string">
            <text:p>43789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4.67">
            <text:p>44.67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Fabio Andres</text:p>
          </table:table-cell>
          <table:table-cell office:value-type="string">
            <text:p>Garcia Basanta</text:p>
          </table:table-cell>
          <table:table-cell office:value-type="string">
            <text:p>50682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Leonardo</text:p>
          </table:table-cell>
          <table:table-cell office:value-type="string">
            <text:p>Garibotto</text:p>
          </table:table-cell>
          <table:table-cell office:value-type="string">
            <text:p>50588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94.00">
            <text:p>94.00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Lucas</text:p>
          </table:table-cell>
          <table:table-cell office:value-type="string">
            <text:p>Giano</text:p>
          </table:table-cell>
          <table:table-cell office:value-type="string">
            <text:p>4907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Maria Cecilia</text:p>
          </table:table-cell>
          <table:table-cell office:value-type="string">
            <text:p>Gil Stamati</text:p>
          </table:table-cell>
          <table:table-cell office:value-type="string">
            <text:p>50488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Beatriz Concepcion</text:p>
          </table:table-cell>
          <table:table-cell office:value-type="string">
            <text:p>Gimenez</text:p>
          </table:table-cell>
          <table:table-cell office:value-type="string">
            <text:p>4945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Rocio</text:p>
          </table:table-cell>
          <table:table-cell office:value-type="string">
            <text:p>Gomez</text:p>
          </table:table-cell>
          <table:table-cell office:value-type="string">
            <text:p>50472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Flor</text:p>
          </table:table-cell>
          <table:table-cell office:value-type="string">
            <text:p>Gonzalez</text:p>
          </table:table-cell>
          <table:table-cell office:value-type="string">
            <text:p>49396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Mathias</text:p>
          </table:table-cell>
          <table:table-cell office:value-type="string">
            <text:p>Gonzalez</text:p>
          </table:table-cell>
          <table:table-cell office:value-type="string">
            <text:p>40136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Manuel</text:p>
          </table:table-cell>
          <table:table-cell office:value-type="string">
            <text:p>Gonzalez Fresneda</text:p>
          </table:table-cell>
          <table:table-cell office:value-type="string">
            <text:p>54452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2.50">
            <text:p>82.50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Enrique</text:p>
          </table:table-cell>
          <table:table-cell office:value-type="string">
            <text:p>Grand</text:p>
          </table:table-cell>
          <table:table-cell office:value-type="string">
            <text:p>1142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8.33">
            <text:p>88.33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Sofia Agostina</text:p>
          </table:table-cell>
          <table:table-cell office:value-type="string">
            <text:p>Gregori</text:p>
          </table:table-cell>
          <table:table-cell office:value-type="string">
            <text:p>3962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Ricardo</text:p>
          </table:table-cell>
          <table:table-cell office:value-type="string">
            <text:p>Guiñazu</text:p>
          </table:table-cell>
          <table:table-cell office:value-type="string">
            <text:p>49485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Jenifer del Carmen</text:p>
          </table:table-cell>
          <table:table-cell office:value-type="string">
            <text:p>Guitian Diaz</text:p>
          </table:table-cell>
          <table:table-cell office:value-type="string">
            <text:p>4742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Cristian</text:p>
          </table:table-cell>
          <table:table-cell office:value-type="string">
            <text:p>Gullo</text:p>
          </table:table-cell>
          <table:table-cell office:value-type="string">
            <text:p>4901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9.00">
            <text:p>69.00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Ines cintia</text:p>
          </table:table-cell>
          <table:table-cell office:value-type="string">
            <text:p>Guzman</text:p>
          </table:table-cell>
          <table:table-cell office:value-type="string">
            <text:p>50778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Ezequiel Enrique</text:p>
          </table:table-cell>
          <table:table-cell office:value-type="string">
            <text:p>Ibarra</text:p>
          </table:table-cell>
          <table:table-cell office:value-type="string">
            <text:p>47875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0.50">
            <text:p>80.50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Martin</text:p>
          </table:table-cell>
          <table:table-cell office:value-type="string">
            <text:p>Ibarra</text:p>
          </table:table-cell>
          <table:table-cell office:value-type="string">
            <text:p>5000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2.50">
            <text:p>82.50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Codesido</text:p>
          </table:table-cell>
          <table:table-cell office:value-type="string">
            <text:p>Ignacio</text:p>
          </table:table-cell>
          <table:table-cell office:value-type="string">
            <text:p>48345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93.50">
            <text:p>93.50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Francisco</text:p>
          </table:table-cell>
          <table:table-cell office:value-type="string">
            <text:p>Insaurralde</text:p>
          </table:table-cell>
          <table:table-cell office:value-type="string">
            <text:p>4611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Mariela</text:p>
          </table:table-cell>
          <table:table-cell office:value-type="string">
            <text:p>Iserre</text:p>
          </table:table-cell>
          <table:table-cell office:value-type="string">
            <text:p>48802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4.00">
            <text:p>84.00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ezequiel</text:p>
          </table:table-cell>
          <table:table-cell office:value-type="string">
            <text:p>isla</text:p>
          </table:table-cell>
          <table:table-cell office:value-type="string">
            <text:p>49669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2.00">
            <text:p>82.00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jonathan</text:p>
          </table:table-cell>
          <table:table-cell office:value-type="string">
            <text:p>jastrzebski</text:p>
          </table:table-cell>
          <table:table-cell office:value-type="string">
            <text:p>5005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8.00">
            <text:p>88.00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Laura</text:p>
          </table:table-cell>
          <table:table-cell office:value-type="string">
            <text:p>Langle</text:p>
          </table:table-cell>
          <table:table-cell office:value-type="string">
            <text:p>50976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Edgardo</text:p>
          </table:table-cell>
          <table:table-cell office:value-type="string">
            <text:p>Ledesma</text:p>
          </table:table-cell>
          <table:table-cell office:value-type="string">
            <text:p>5089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8.33">
            <text:p>88.33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Federico</text:p>
          </table:table-cell>
          <table:table-cell office:value-type="string">
            <text:p>Leiva</text:p>
          </table:table-cell>
          <table:table-cell office:value-type="string">
            <text:p>50722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Matias Ariel</text:p>
          </table:table-cell>
          <table:table-cell office:value-type="string">
            <text:p>Leiva</text:p>
          </table:table-cell>
          <table:table-cell office:value-type="string">
            <text:p>48923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93.75">
            <text:p>93.75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Yamila belen</text:p>
          </table:table-cell>
          <table:table-cell office:value-type="string">
            <text:p>Lopez</text:p>
          </table:table-cell>
          <table:table-cell office:value-type="string">
            <text:p>48845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95.25">
            <text:p>95.25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Leandro Matias</text:p>
          </table:table-cell>
          <table:table-cell office:value-type="string">
            <text:p>Lopresti</text:p>
          </table:table-cell>
          <table:table-cell office:value-type="string">
            <text:p>50707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Luciano Nazareno</text:p>
          </table:table-cell>
          <table:table-cell office:value-type="string">
            <text:p>Lucero</text:p>
          </table:table-cell>
          <table:table-cell office:value-type="string">
            <text:p>48922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fabricio</text:p>
          </table:table-cell>
          <table:table-cell office:value-type="string">
            <text:p>lugo</text:p>
          </table:table-cell>
          <table:table-cell office:value-type="string">
            <text:p>50492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8.75">
            <text:p>68.75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Alberto Leandro</text:p>
          </table:table-cell>
          <table:table-cell office:value-type="string">
            <text:p>Maidana</text:p>
          </table:table-cell>
          <table:table-cell office:value-type="string">
            <text:p>11099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9.00">
            <text:p>89.00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Ingrid</text:p>
          </table:table-cell>
          <table:table-cell office:value-type="string">
            <text:p>Malbran</text:p>
          </table:table-cell>
          <table:table-cell office:value-type="string">
            <text:p>4958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9.00">
            <text:p>89.00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Agustina</text:p>
          </table:table-cell>
          <table:table-cell office:value-type="string">
            <text:p>Melian</text:p>
          </table:table-cell>
          <table:table-cell office:value-type="string">
            <text:p>48997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6.67">
            <text:p>86.67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Erica Vanesa</text:p>
          </table:table-cell>
          <table:table-cell office:value-type="string">
            <text:p>Milesi</text:p>
          </table:table-cell>
          <table:table-cell office:value-type="string">
            <text:p>47819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1.50">
            <text:p>81.50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Micaela abigail</text:p>
          </table:table-cell>
          <table:table-cell office:value-type="string">
            <text:p>Molinari</text:p>
          </table:table-cell>
          <table:table-cell office:value-type="string">
            <text:p>50222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91.33">
            <text:p>91.33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Nicola</text:p>
          </table:table-cell>
          <table:table-cell office:value-type="string">
            <text:p>Montero</text:p>
          </table:table-cell>
          <table:table-cell office:value-type="string">
            <text:p>4835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78.50">
            <text:p>78.50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Sandra</text:p>
          </table:table-cell>
          <table:table-cell office:value-type="string">
            <text:p>Monzon</text:p>
          </table:table-cell>
          <table:table-cell office:value-type="string">
            <text:p>47815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8.00">
            <text:p>58.00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Rodrigo</text:p>
          </table:table-cell>
          <table:table-cell office:value-type="string">
            <text:p>Moreira</text:p>
          </table:table-cell>
          <table:table-cell office:value-type="string">
            <text:p>47677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Carlos Alejandro</text:p>
          </table:table-cell>
          <table:table-cell office:value-type="string">
            <text:p>Nardi Borgnino</text:p>
          </table:table-cell>
          <table:table-cell office:value-type="string">
            <text:p>49130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Ana</text:p>
          </table:table-cell>
          <table:table-cell office:value-type="string">
            <text:p>Ocampos</text:p>
          </table:table-cell>
          <table:table-cell office:value-type="string">
            <text:p>4949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Mariela Elizabeth</text:p>
          </table:table-cell>
          <table:table-cell office:value-type="string">
            <text:p>Oringo</text:p>
          </table:table-cell>
          <table:table-cell office:value-type="string">
            <text:p>4465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77.00">
            <text:p>77.00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Fernando</text:p>
          </table:table-cell>
          <table:table-cell office:value-type="string">
            <text:p>Osuna</text:p>
          </table:table-cell>
          <table:table-cell office:value-type="string">
            <text:p>50516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72.42">
            <text:p>72.42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Francisco Gabriel</text:p>
          </table:table-cell>
          <table:table-cell office:value-type="string">
            <text:p>Parano</text:p>
          </table:table-cell>
          <table:table-cell office:value-type="string">
            <text:p>50173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Ricardo</text:p>
          </table:table-cell>
          <table:table-cell office:value-type="string">
            <text:p>Paredes</text:p>
          </table:table-cell>
          <table:table-cell office:value-type="string">
            <text:p>46734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PABLO ERNESTO</text:p>
          </table:table-cell>
          <table:table-cell office:value-type="string">
            <text:p>PENAYO SOSA</text:p>
          </table:table-cell>
          <table:table-cell office:value-type="string">
            <text:p>5050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Antonella</text:p>
          </table:table-cell>
          <table:table-cell office:value-type="string">
            <text:p>Peressotti</text:p>
          </table:table-cell>
          <table:table-cell office:value-type="string">
            <text:p>49567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90.83">
            <text:p>90.83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Maxiu David</text:p>
          </table:table-cell>
          <table:table-cell office:value-type="string">
            <text:p>Perez</text:p>
          </table:table-cell>
          <table:table-cell office:value-type="string">
            <text:p>50261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Brenda</text:p>
          </table:table-cell>
          <table:table-cell office:value-type="string">
            <text:p>Pesce</text:p>
          </table:table-cell>
          <table:table-cell office:value-type="string">
            <text:p>49905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8.00">
            <text:p>88.00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Luis Alberto</text:p>
          </table:table-cell>
          <table:table-cell office:value-type="string">
            <text:p>Picun Hirigoyen</text:p>
          </table:table-cell>
          <table:table-cell office:value-type="string">
            <text:p>46545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Agustin</text:p>
          </table:table-cell>
          <table:table-cell office:value-type="string">
            <text:p>Ramirez</text:p>
          </table:table-cell>
          <table:table-cell office:value-type="string">
            <text:p>43788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6.50">
            <text:p>66.50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Florencia</text:p>
          </table:table-cell>
          <table:table-cell office:value-type="string">
            <text:p>Rey</text:p>
          </table:table-cell>
          <table:table-cell office:value-type="string">
            <text:p>49679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Gonzalo Federico</text:p>
          </table:table-cell>
          <table:table-cell office:value-type="string">
            <text:p>Rivera</text:p>
          </table:table-cell>
          <table:table-cell office:value-type="string">
            <text:p>49117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Christian</text:p>
          </table:table-cell>
          <table:table-cell office:value-type="string">
            <text:p>Roa</text:p>
          </table:table-cell>
          <table:table-cell office:value-type="string">
            <text:p>6025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francisco</text:p>
          </table:table-cell>
          <table:table-cell office:value-type="string">
            <text:p>rodriguez</text:p>
          </table:table-cell>
          <table:table-cell office:value-type="string">
            <text:p>48506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5.67">
            <text:p>85.67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Laura</text:p>
          </table:table-cell>
          <table:table-cell office:value-type="string">
            <text:p>Rosendo</text:p>
          </table:table-cell>
          <table:table-cell office:value-type="string">
            <text:p>48700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2.50">
            <text:p>82.50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Kevin</text:p>
          </table:table-cell>
          <table:table-cell office:value-type="string">
            <text:p>Sanchez</text:p>
          </table:table-cell>
          <table:table-cell office:value-type="string">
            <text:p>4783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92.00">
            <text:p>92.00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Franco</text:p>
          </table:table-cell>
          <table:table-cell office:value-type="string">
            <text:p>Silveria</text:p>
          </table:table-cell>
          <table:table-cell office:value-type="string">
            <text:p>50515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Augusto Nicolás</text:p>
          </table:table-cell>
          <table:table-cell office:value-type="string">
            <text:p>Silveyra</text:p>
          </table:table-cell>
          <table:table-cell office:value-type="string">
            <text:p>4319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91.50">
            <text:p>91.50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Fernando</text:p>
          </table:table-cell>
          <table:table-cell office:value-type="string">
            <text:p>Soria</text:p>
          </table:table-cell>
          <table:table-cell office:value-type="string">
            <text:p>47790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Christopher</text:p>
          </table:table-cell>
          <table:table-cell office:value-type="string">
            <text:p>Stanicic</text:p>
          </table:table-cell>
          <table:table-cell office:value-type="string">
            <text:p>50506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5.42">
            <text:p>85.42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Sebastian</text:p>
          </table:table-cell>
          <table:table-cell office:value-type="string">
            <text:p>Stenfer</text:p>
          </table:table-cell>
          <table:table-cell office:value-type="string">
            <text:p>5030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3.00">
            <text:p>83.00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Ariatna</text:p>
          </table:table-cell>
          <table:table-cell office:value-type="string">
            <text:p>Straub</text:p>
          </table:table-cell>
          <table:table-cell office:value-type="string">
            <text:p>47320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Ivan</text:p>
          </table:table-cell>
          <table:table-cell office:value-type="string">
            <text:p>Tamola</text:p>
          </table:table-cell>
          <table:table-cell office:value-type="string">
            <text:p>4971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Romina Soledad</text:p>
          </table:table-cell>
          <table:table-cell office:value-type="string">
            <text:p>Tebes</text:p>
          </table:table-cell>
          <table:table-cell office:value-type="string">
            <text:p>49439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1.75">
            <text:p>81.75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Denise Ayelen</text:p>
          </table:table-cell>
          <table:table-cell office:value-type="string">
            <text:p>Tobares</text:p>
          </table:table-cell>
          <table:table-cell office:value-type="string">
            <text:p>49639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Lucia Magdalena</text:p>
          </table:table-cell>
          <table:table-cell office:value-type="string">
            <text:p>Toledo</text:p>
          </table:table-cell>
          <table:table-cell office:value-type="string">
            <text:p>50788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76.25">
            <text:p>76.25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Abel Florencio</text:p>
          </table:table-cell>
          <table:table-cell office:value-type="string">
            <text:p>Toranzo</text:p>
          </table:table-cell>
          <table:table-cell office:value-type="string">
            <text:p>48865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Emiliano</text:p>
          </table:table-cell>
          <table:table-cell office:value-type="string">
            <text:p>Ureña</text:p>
          </table:table-cell>
          <table:table-cell office:value-type="string">
            <text:p>47313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.92">
            <text:p>60.92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sabrina</text:p>
          </table:table-cell>
          <table:table-cell office:value-type="string">
            <text:p>Urti</text:p>
          </table:table-cell>
          <table:table-cell office:value-type="string">
            <text:p>50803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Jeronimo Francisco</text:p>
          </table:table-cell>
          <table:table-cell office:value-type="string">
            <text:p>Val Corrales Colace</text:p>
          </table:table-cell>
          <table:table-cell office:value-type="string">
            <text:p>1111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Melina</text:p>
          </table:table-cell>
          <table:table-cell office:value-type="string">
            <text:p>Valdez</text:p>
          </table:table-cell>
          <table:table-cell office:value-type="string">
            <text:p>4963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juan</text:p>
          </table:table-cell>
          <table:table-cell office:value-type="string">
            <text:p>vallejos</text:p>
          </table:table-cell>
          <table:table-cell office:value-type="string">
            <text:p>50716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98.33">
            <text:p>98.33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Nestor Marcelo</text:p>
          </table:table-cell>
          <table:table-cell office:value-type="string">
            <text:p>Vargas Veliz</text:p>
          </table:table-cell>
          <table:table-cell office:value-type="string">
            <text:p>5083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jose enrique</text:p>
          </table:table-cell>
          <table:table-cell office:value-type="string">
            <text:p>viñabal</text:p>
          </table:table-cell>
          <table:table-cell office:value-type="string">
            <text:p>50659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75.50">
            <text:p>75.50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Tania</text:p>
          </table:table-cell>
          <table:table-cell office:value-type="string">
            <text:p>Zuñiga</text:p>
          </table:table-cell>
          <table:table-cell office:value-type="string">
            <text:p>48811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>1703560641</text:p>
          </table:table-cell>
        </table:table-row>
        <table:table-row>
          <table:table-cell office:value-type="string">
            <text:p>Hugo</text:p>
          </table:table-cell>
          <table:table-cell office:value-type="string">
            <text:p>Zurita</text:p>
          </table:table-cell>
          <table:table-cell office:value-type="string">
            <text:p>49519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78.00">
            <text:p>78.00</text:p>
          </table:table-cell>
          <table:table-cell office:value-type="string">
            <text:p>170356064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
                    <text:sheet-name>???</text:sheet-name>
                </text:p>
      </style:header>
      <style:header-left style:display="false"/>
      <style:footer>
        <text:p>Page
                    <text:page-number>1</text:page-number>
                </text:p>
      </style:footer>
      <style:footer-left style:display="false"/>
    </style:master-page>
    <style:master-page style:name="Report" style:page-layout-name="Mpm2">
      <style:header>
        <style:region-left>
          <text:p>
                        <text:sheet-name>???</text:sheet-name>
                        (<text:title>???</text:title>)
                    </text:p>
        </style:region-left>
        <style:region-right>
          <text:p><text:date style:data-style-name="N2" text:date-value="2013-01-05">00.00.0000</text:date>,
                        <text:time>00:00:00</text:time>
                    </text:p>
        </style:region-right>
      </style:header>
      <style:header-left style:display="false"/>
      <style:footer>
        <text:p>Page
                    <text:page-number>1</text:page-number>
                    /
                    <text:page-count>99</text:page-count>
               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Moodle 3.11.6 (Build: 20220314)</meta:generator>
    <meta:initial-creator>Diego Chiarenza</meta:initial-creator>
    <meta:creation-date>2023-12-26T00:17:21</meta:creation-date>
    <meta:document-statistic meta:table-count="1" meta:cell-count="0" meta:object-count="0"/>
  </office:meta>
</office:document-meta>
</file>